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A000000334BE05114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8" style:family="table">
      <style:table-properties style:width="17cm" table:align="margins" fo:background-color="transparent">
        <style:background-image/>
      </style:table-properties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17" style:family="table">
      <style:table-properties style:width="17cm" table:align="margins" fo:background-color="transparent">
        <style:background-image/>
      </style:table-properties>
    </style:style>
    <style:style style:name="Table17.A" style:family="table-column">
      <style:table-column-properties style:column-width="17cm" style:rel-column-width="65535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22" style:family="table">
      <style:table-properties style:width="17cm" table:align="margins" fo:background-color="transparent">
        <style:background-image/>
      </style:table-properties>
    </style:style>
    <style:style style:name="Table22.A" style:family="table-column">
      <style:table-column-properties style:column-width="17cm" style:rel-column-width="65535*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3" style:family="table">
      <style:table-properties style:width="17cm" table:align="margins" fo:background-color="transparent">
        <style:background-image/>
      </style:table-properties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Title">
      <style:paragraph-properties fo:margin-top="0cm" fo:margin-bottom="0cm" style:contextual-spacing="false" fo:line-height="100%"/>
    </style:style>
    <style:style style:name="P6" style:family="paragraph" style:parent-style-name="Text_20_body">
      <style:paragraph-properties fo:margin-top="0.222cm" fo:margin-bottom="0.011cm" style:contextual-spacing="false" fo:line-height="100%"/>
      <style:text-properties officeooo:paragraph-rsid="010508cb"/>
    </style:style>
    <style:style style:name="P7" style:family="paragraph" style:parent-style-name="Title">
      <style:paragraph-properties fo:margin-top="0.222cm" fo:margin-bottom="0.011cm" style:contextual-spacing="false" fo:line-height="100%"/>
      <style:text-properties officeooo:paragraph-rsid="010508cb"/>
    </style:style>
    <style:style style:name="P8" style:family="paragraph" style:parent-style-name="Text_20_body">
      <style:paragraph-properties fo:margin-top="0.222cm" fo:margin-bottom="0.011cm" style:contextual-spacing="false" fo:line-height="100%" fo:text-align="end" style:justify-single-word="false"/>
      <style:text-properties officeooo:paragraph-rsid="010508cb"/>
    </style:style>
    <style:style style:name="P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fo:font-weight="bold" officeooo:rsid="010508cb" officeooo:paragraph-rsid="010508cb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officeooo:paragraph-rsid="010508cb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50%"/>
      <style:text-properties style:font-name="Arial" fo:font-size="12pt" style:rfc-language-tag="ca-ES-valencia" fo:language="ca" fo:country="ES" fo:font-style="normal" officeooo:paragraph-rsid="00dc2db9" style:font-size-asian="12pt" style:font-style-asian="normal" style:font-size-complex="12pt" style:font-style-complex="normal"/>
    </style:style>
    <style:style style:name="P12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3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4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reak-before="page" fo:background-color="transparent" style:text-autospace="none"/>
      <style:text-properties officeooo:paragraph-rsid="010508cb"/>
    </style:style>
    <style:style style:name="P15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508cb"/>
    </style:style>
    <style:style style:name="P16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8227f"/>
    </style:style>
    <style:style style:name="P17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f518d"/>
    </style:style>
    <style:style style:name="P18" style:family="paragraph" style:parent-style-name="Text_20_body">
      <style:paragraph-properties fo:line-height="150%" fo:text-align="start" style:justify-single-word="false"/>
      <style:text-properties officeooo:paragraph-rsid="0032f84f"/>
    </style:style>
    <style:style style:name="P1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fo:color="#2a3499" loext:opacity="100%" style:font-name="Arial" fo:font-size="12pt" style:rfc-language-tag="ca-ES-valencia" fo:language="ca" fo:country="ES" fo:font-style="normal" officeooo:rsid="00f2b95b" officeooo:paragraph-rsid="010508cb" style:font-size-asian="12pt" style:font-style-asian="normal" style:font-size-complex="12pt" style:font-style-complex="normal"/>
    </style:style>
    <style:style style:name="P20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21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895ca"/>
    </style:style>
    <style:style style:name="P22" style:family="paragraph" style:parent-style-name="Arial" style:list-style-name="L2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895ca"/>
    </style:style>
    <style:style style:name="P23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4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09ff6" officeooo:paragraph-rsid="01109ff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2">
      <style:text-properties fo:color="#2a3499" loext:opacity="100%" style:font-name="Liberation Sans1" fo:font-size="14.1000003814697pt" fo:font-style="normal" fo:font-weight="bold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/>
    </style:style>
    <style:style style:name="P28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21ab6"/>
    </style:style>
    <style:style style:name="P29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30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5ccc9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fe0567"/>
    </style:style>
    <style:style style:name="T2" style:family="text">
      <style:text-properties officeooo:rsid="0091287f"/>
    </style:style>
    <style:style style:name="T3" style:family="text">
      <style:text-properties officeooo:rsid="00248ae3"/>
    </style:style>
    <style:style style:name="T4" style:family="text">
      <style:text-properties fo:font-weight="normal" officeooo:rsid="00fe0567" style:font-weight-asian="normal" style:font-weight-complex="normal"/>
    </style:style>
    <style:style style:name="T5" style:family="text">
      <style:text-properties fo:font-weight="bold" officeooo:rsid="00192736" style:font-weight-asian="bold" style:font-weight-complex="bold"/>
    </style:style>
    <style:style style:name="T6" style:family="text">
      <style:text-properties fo:font-weight="bold" officeooo:rsid="00248ae3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508cb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21ab6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a1bf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a5ac3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67381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5ccc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8920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f518d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7b13f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84b8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bfea4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6389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74021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15e75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c2db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3751d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8227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cca0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f431d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c7e76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07b13f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10b128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fo:font-size="12pt" style:rfc-language-tag="ca-ES-valencia" fo:language="ca" fo:country="ES" fo:font-style="normal" fo:text-shadow="none" style:text-underline-style="none" fo:font-weight="normal" officeooo:rsid="01121ab6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8" style:family="text">
      <style:text-properties fo:color="#2a3499" loext:opacity="100%" style:text-outline="false" style:text-line-through-style="none" style:text-line-through-type="none" style:font-name="Liberation Sans1" fo:font-size="14.1000003814697pt" style:rfc-language-tag="ca-ES-valencia" fo:language="ca" fo:country="ES" fo:font-style="normal" fo:text-shadow="none" style:text-underline-style="none" fo:font-weight="bold" officeooo:rsid="007b13f2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fo:color="#000000" loext:opacity="100%" style:text-line-through-style="none" style:text-line-through-type="none" style:font-name="Arial" fo:font-size="14pt" fo:language="ca" fo:country="ES" fo:font-style="normal" style:text-underline-style="none" fo:font-weight="bold" officeooo:rsid="0045d908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40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3751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1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895ca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2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af6ef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3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c3751d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4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508cb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5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e7db45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6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cca03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7" style:family="text">
      <style:text-properties fo:color="#1a237e" loext:opacity="100%" style:font-name="Arial" fo:font-size="28pt" style:rfc-language-tag="ca-ES-valencia" fo:language="ca" fo:country="ES" fo:font-style="normal" style:font-size-asian="28pt" style:font-style-asian="normal" style:font-size-complex="28pt" style:font-style-complex="normal"/>
    </style:style>
    <style:style style:name="T48" style:family="text">
      <style:text-properties fo:color="#1a237e" loext:opacity="100%" style:font-name="Arial" fo:font-size="28pt" style:rfc-language-tag="ca-ES-valencia" fo:language="ca" fo:country="ES" fo:font-style="normal" officeooo:rsid="00fe0567" style:font-size-asian="28pt" style:font-style-asian="normal" style:font-size-complex="28pt" style:font-style-complex="normal"/>
    </style:style>
    <style:style style:name="T49" style:family="text">
      <style:text-properties fo:color="#1a237e" loext:opacity="100%" style:font-name="Arial" fo:font-size="28pt" style:rfc-language-tag="ca-ES-valencia" fo:language="ca" fo:country="ES" fo:font-style="normal" officeooo:rsid="0032f84f" style:font-size-asian="28pt" style:font-style-asian="normal" style:font-size-complex="28pt" style:font-style-complex="normal"/>
    </style:style>
    <style:style style:name="T50" style:family="text">
      <style:text-properties fo:color="#1a237e" loext:opacity="100%" style:font-name="Arial" fo:font-size="28pt" style:rfc-language-tag="ca-ES-valencia" fo:language="ca" fo:country="ES" fo:font-style="normal" officeooo:rsid="0067fd54" style:font-size-asian="28pt" style:font-style-asian="normal" style:font-size-complex="28pt" style:font-style-complex="normal"/>
    </style:style>
    <style:style style:name="T51" style:family="text">
      <style:text-properties fo:color="#1a237e" loext:opacity="100%" style:font-name="Arial" fo:font-size="28pt" style:rfc-language-tag="ca-ES-valencia" fo:language="ca" fo:country="ES" fo:font-style="normal" fo:font-weight="bold" officeooo:rsid="00fe0567" style:font-size-asian="28pt" style:font-style-asian="normal" style:font-weight-asian="bold" style:font-size-complex="28pt" style:font-style-complex="normal" style:font-weight-complex="bold"/>
    </style:style>
    <style:style style:name="T52" style:family="text">
      <style:text-properties fo:color="#1a237e" loext:opacity="100%" style:font-name="Arial" fo:font-size="28pt" style:rfc-language-tag="ca-ES-valencia" fo:language="ca" fo:country="ES" fo:font-style="normal" fo:font-weight="bold" officeooo:rsid="010d93b8" style:font-size-asian="28pt" style:font-style-asian="normal" style:font-weight-asian="bold" style:font-size-complex="28pt" style:font-style-complex="normal" style:font-weight-complex="bold"/>
    </style:style>
    <style:style style:name="T53" style:family="text">
      <style:text-properties fo:color="#1a237e" loext:opacity="100%" style:font-name="Arial" fo:font-size="28pt" style:rfc-language-tag="ca-ES-valencia" fo:language="ca" fo:country="ES" fo:font-style="normal" fo:font-weight="bold" officeooo:rsid="010f518d" style:font-size-asian="28pt" style:font-style-asian="normal" style:font-weight-asian="bold" style:font-size-complex="28pt" style:font-style-complex="normal" style:font-weight-complex="bold"/>
    </style:style>
    <style:style style:name="T54" style:family="text">
      <style:text-properties fo:color="#1a237e" loext:opacity="100%" style:font-name="Arial" fo:font-size="14pt" fo:font-style="normal" style:font-size-asian="14pt" style:font-style-asian="normal" style:font-size-complex="14pt" style:font-style-complex="normal"/>
    </style:style>
    <style:style style:name="T55" style:family="text">
      <style:text-properties style:font-name="Arial" fo:font-size="12pt" style:rfc-language-tag="ca-ES-valencia" fo:language="ca" fo:country="ES" fo:font-style="normal" fo:font-weight="normal" officeooo:rsid="009b58b1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Arial" fo:font-size="12pt" style:rfc-language-tag="ca-ES-valencia" fo:language="ca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48"/></text:span></text:p>
      <text:p text:style-name="P5"><text:span text:style-name="Strong_20_Emphasis"><text:span text:style-name="T48"/></text:span></text:p>
      <text:p text:style-name="P5"><text:span text:style-name="Strong_20_Emphasis"><text:span text:style-name="T48"/></text:span></text:p>
      <text:p text:style-name="P5"><text:span text:style-name="Strong_20_Emphasis"><text:span text:style-name="T48"/></text:span></text:p>
      <text:p text:style-name="P5"><text:span text:style-name="Strong_20_Emphasis"><text:span text:style-name="T48"/></text:span></text:p>
      <text:p text:style-name="P5"><text:span text:style-name="Strong_20_Emphasis"><text:span text:style-name="T48"/></text:span></text:p>
      <text:p text:style-name="P5"><text:bookmark-start text:name="__RefHeading___Toc14261_436115429"/><text:span text:style-name="Strong_20_Emphasis"><text:span text:style-name="T52">SA</text:span></text:span><text:span text:style-name="Strong_20_Emphasis"><text:span text:style-name="T51">04A</text:span></text:span><text:span text:style-name="Strong_20_Emphasis"><text:span text:style-name="T52">A</text:span></text:span><text:span text:style-name="Strong_20_Emphasis"><text:span text:style-name="T53">Q</text:span></text:span><text:span text:style-name="Strong_20_Emphasis"><text:span text:style-name="T51">0</text:span></text:span><text:span text:style-name="Strong_20_Emphasis"><text:span text:style-name="T52">1</text:span></text:span><text:span text:style-name="Strong_20_Emphasis"><text:span text:style-name="T51">.</text:span></text:span><text:span text:style-name="Strong_20_Emphasis"><text:span text:style-name="T49">–</text:span></text:span><text:span text:style-name="Strong_20_Emphasis"><text:span text:style-name="T50"> </text:span></text:span><text:bookmark-end text:name="__RefHeading___Toc14261_436115429"/></text:p>
      <text:p text:style-name="P7"><text:span text:style-name="Strong_20_Emphasis"><text:span text:style-name="T47">Configuració de l'entorn d'execució de l'aplicació Laravel Framework.</text:span></text:span></text:p>
      <text:p text:style-name="P6"><text:span text:style-name="Strong_20_Emphasis"><text:span text:style-name="T47"/></text:span></text:p>
      <text:h text:style-name="P23" text:outline-level="1"/>
      <text:h text:style-name="P24" text:outline-level="1"/>
      <text:h text:style-name="P25" text:outline-level="1"/>
      <text:h text:style-name="P26" text:outline-level="1">Pedro Guill Ferri</text:h>
      <text:p text:style-name="P8"><text:span text:style-name="Strong_20_Emphasis"><text:span text:style-name="T39"><text:line-break/></text:span></text:span></text:p>
      <text:p text:style-name="P18"><text:span text:style-name="Strong_20_Emphasis"><text:span text:style-name="T54"/></text:span></text:p>
      <text:p text:style-name="P18"><text:span text:style-name="Strong_20_Emphasis"><text:span text:style-name="T55"/></text:span></text:p>
      <text:p text:style-name="P14"><text:span text:style-name="Strong_20_Emphasis"><text:span text:style-name="T15">1.</text:span></text:span><text:span text:style-name="Strong_20_Emphasis"><text:span text:style-name="T16">1.- </text:span></text:span><text:span text:style-name="Strong_20_Emphasis"><text:span text:style-name="T15">Consulta la documentació del framework Laravel i de la llibreria phpUnit Quins mòduls o extensions necessita cadascuna d'elles per al seu funcionament? Indica el tipus de cadascuna d'elles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text:style-name="L1">
              <text:list-header>
                <text:p text:style-name="P28"><text:span text:style-name="Strong_20_Emphasis"><text:span text:style-name="T8">Laravel:</text:span></text:span></text:p>
              </text:list-header>
              <text:list-item>
                <text:p text:style-name="P28"><text:span text:style-name="Strong_20_Emphasis"><text:span text:style-name="T8">PHP &gt;= 8.</text:span></text:span><text:span text:style-name="Strong_20_Emphasis"><text:span text:style-name="T9">2</text:span></text:span></text:p>
              </text:list-item>
              <text:list-item>
                <text:p text:style-name="P28">Ctype PHP Extension </text:p>
              </text:list-item>
              <text:list-item>
                <text:p text:style-name="P28">cURL PHP Extension </text:p>
              </text:list-item>
              <text:list-item>
                <text:p text:style-name="P28">DOM PHP Extension </text:p>
              </text:list-item>
              <text:list-item>
                <text:p text:style-name="P28">Fileinfo PHP Extension </text:p>
              </text:list-item>
              <text:list-item>
                <text:p text:style-name="P28">Filter PHP Extension </text:p>
              </text:list-item>
              <text:list-item>
                <text:p text:style-name="P28">Hash PHP Extension </text:p>
              </text:list-item>
              <text:list-item>
                <text:p text:style-name="P28">Mbstring PHP Extension </text:p>
              </text:list-item>
              <text:list-item>
                <text:p text:style-name="P28">OpenSSL PHP Extension </text:p>
              </text:list-item>
              <text:list-item>
                <text:p text:style-name="P28">PCRE PHP Extension </text:p>
              </text:list-item>
              <text:list-item>
                <text:p text:style-name="P28">PDO PHP Extension </text:p>
              </text:list-item>
              <text:list-item>
                <text:p text:style-name="P28">Session PHP Extension </text:p>
              </text:list-item>
              <text:list-item>
                <text:p text:style-name="P28">Tokenizer PHP Extension </text:p>
              </text:list-item>
              <text:list-item>
                <text:p text:style-name="P28">XML PHP Extension </text:p>
                <text:p text:style-name="P28"><text:span text:style-name="Strong_20_Emphasis"><text:span text:style-name="T8">phpUnit:</text:span></text:span></text:p>
              </text:list-item>
              <text:list-item>
                <text:p text:style-name="P28"><text:span text:style-name="Source_20_Text"><text:span text:style-name="T37">dom</text:span></text:span></text:p>
              </text:list-item>
              <text:list-item>
                <text:p text:style-name="P28"><text:span text:style-name="Source_20_Text">json</text:span></text:p>
              </text:list-item>
              <text:list-item>
                <text:p text:style-name="P28"><text:span text:style-name="Source_20_Text">libxml</text:span></text:p>
              </text:list-item>
              <text:list-item>
                <text:p text:style-name="P28"><text:span text:style-name="Source_20_Text">mbstring</text:span></text:p>
              </text:list-item>
              <text:list-item>
                <text:p text:style-name="P28"><text:span text:style-name="Source_20_Text">xml</text:span></text:p>
              </text:list-item>
              <text:list-item>
                <text:p text:style-name="P28"><text:span text:style-name="Source_20_Text">xmlwriter</text:span></text:p>
              </text:list-item>
            </text:list>
          </table:table-cell>
        </table:table-row>
      </table:table>
      <text:p text:style-name="P13"><text:span text:style-name="Strong_20_Emphasis"><text:span text:style-name="T38"/></text:span></text:p>
      <text:p text:style-name="P13"><text:soft-page-break/><text:span text:style-name="Strong_20_Emphasis"><text:span text:style-name="T15">1.2.- En un projecte desenvolupat amb la tecnologia PHP es necessita obtindre la nacionalitat de cadascuna de les peticions HTTP a través de l'adreça IP de la qual prové la sol·licitud. <text:s/>Busca informació sobre les possibles llibreries o extensions existents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numbering="true" text:style-name="L1">
              <text:list-header>
                <text:p text:style-name="P29"><text:a xlink:type="simple" xlink:href="https://github.com/geocoder-php/Geocoder" text:style-name="Internet_20_link" text:visited-style-name="Visited_20_Internet_20_Link"><text:span text:style-name="Strong_20_Emphasis"><text:span text:style-name="T7">https://github.com/geocoder-php/Geocoder</text:span></text:span></text:a></text:p>
              </text:list-header>
              <text:list-item>
                <text:p text:style-name="P29"><text:span text:style-name="Strong_20_Emphasis"><text:span text:style-name="T7">https://www.php.net/manual/es/book.geoip.php</text:span></text:span></text:p>
              </text:list-item>
            </text:list>
          </table:table-cell>
        </table:table-row>
      </table:table>
      <text:p text:style-name="P13"><text:span text:style-name="Strong_20_Emphasis"><text:span text:style-name="T38"/></text:span></text:p>
      <text:p text:style-name="P13"><text:span text:style-name="Strong_20_Emphasis"><text:span text:style-name="T35">1.3.- Quines extensions tenim activades en el servei php-fpm. Cerca el directori de configuració del servei /etc/php/</text:span></text:span><text:span text:style-name="Strong_20_Emphasis"><text:span text:style-name="T36">8.1</text:span></text:span><text:span text:style-name="Strong_20_Emphasis"><text:span text:style-name="T35">/fpm/conf.d/. Quins mòduls tens actualment disponibles en el sistema operatiu?</text:span>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xml:id="list165910426228846" text:continue-numbering="true" text:style-name="L1">
              <text:list-header>
                <text:p text:style-name="P29"><draw:frame draw:style-name="fr1" draw:name="Imagen1" text:anchor-type="char" svg:width="16.607cm" svg:height="0.718cm" draw:z-index="5"><draw:image xlink:href="Pictures/100000000000049A000000334BE05114.png" xlink:type="simple" xlink:show="embed" xlink:actuate="onLoad" draw:mime-type="image/png"/></draw:frame><text:span text:style-name="Strong_20_Emphasis"><text:span text:style-name="T7"/></text:span></text:p>
              </text:list-header>
            </text:list>
          </table:table-cell>
        </table:table-row>
      </table:table>
      <text:h text:style-name="P27" text:outline-level="2"/>
      <text:p text:style-name="P13"><text:span text:style-name="Source_20_Text"><text:span text:style-name="T20">2.- </text:span></text:span><text:span text:style-name="Source_20_Text"><text:span text:style-name="T21">La </text:span></text:span><text:span text:style-name="Source_20_Text"><text:span text:style-name="T28">documentació oficial </text:span></text:span><text:span text:style-name="Source_20_Text"><text:span text:style-name="T21">del framework ens propo</text:span></text:span><text:span text:style-name="Source_20_Text"><text:span text:style-name="T22">r</text:span></text:span><text:span text:style-name="Source_20_Text"><text:span text:style-name="T21">ciona informació sobre l'ús </text:span></text:span><text:span text:style-name="Source_20_Text"><text:span text:style-name="T22">que fa el </text:span></text:span><text:span text:style-name="Source_20_Text"><text:span text:style-name="T23">mateix</text:span></text:span><text:span text:style-name="Source_20_Text"><text:span text:style-name="T22"> </text:span></text:span><text:span text:style-name="Source_20_Text"><text:span text:style-name="T21">de cadascun dels directoris. </text:span></text:span><text:span text:style-name="Source_20_Text"><text:span text:style-name="T24">C</text:span></text:span><text:span text:style-name="Source_20_Text"><text:span text:style-name="T17">ons</text:span></text:span><text:span text:style-name="Source_20_Text"><text:span text:style-name="T24">u</text:span></text:span><text:span text:style-name="Source_20_Text"><text:span text:style-name="T17">lta-</text:span></text:span><text:span text:style-name="Source_20_Text"><text:span text:style-name="T22">la</text:span></text:span><text:span text:style-name="Source_20_Text"><text:span text:style-name="T25"> i explica perquè necessitem accés d'escriptura als </text:span></text:span><text:span text:style-name="Source_20_Text"><text:span text:style-name="T29">a cadasqún dels</text:span></text:span><text:span text:style-name="Source_20_Text"><text:span text:style-name="T25"> directoris especificats.</text:span>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30"><text:span text:style-name="Source_20_Text"><text:span text:style-name="T13">Porque en esas carpetas estan los logs en caso de Bosostrap y en el caso de storage estan los archivos de la app y algunos archivos que puede generar la misma</text:span></text:span><text:span text:style-name="Source_20_Text"><text:span text:style-name="T12"> </text:span></text:span></text:p>
          </table:table-cell>
        </table:table-row>
      </table:table>
      <text:p text:style-name="P11"/>
      <text:p text:style-name="P16"><text:span text:style-name="Source_20_Text"><text:span text:style-name="T20">3.1- </text:span></text:span><text:span text:style-name="Source_20_Text"><text:span text:style-name="T17">Consulta la </text:span></text:span><text:span text:style-name="Source_20_Text"><text:span text:style-name="T26">següent </text:span></text:span><text:span text:style-name="Source_20_Text"><text:span text:style-name="T28">documentació oficial</text:span></text:span><text:span text:style-name="Source_20_Text"><text:span text:style-name="T21"> </text:span></text:span><text:span text:style-name="Source_20_Text"><text:span text:style-name="T25">del framework i explica </text:span></text:span><text:span text:style-name="Source_20_Text"><text:span text:style-name="T27">perquè s'utilitzen les variables </text:span></text:span><text:span text:style-name="Source_20_Text"><text:span text:style-name="T43">APP_ENV, APP_DEBUG, APP_KEY i APP_URL. </text:span>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list text:style-name="L2">
              <text:list-item>
                <text:p text:style-name="P22"><text:span text:style-name="Source_20_Text"><text:span text:style-name="T41">APP_ENV: Sirve para indicar en que despliege estamos (desarollo/produccion)</text:span></text:span></text:p>
              </text:list-item>
              <text:list-item>
                <text:p text:style-name="P22"><text:span text:style-name="Source_20_Text"><text:span text:style-name="T41">APP_DEBUG: </text:span></text:span><text:span text:style-name="Source_20_Text"><text:span text:style-name="T42">Indica si esta en pruebas o no (true o false)</text:span></text:span></text:p>
              </text:list-item>
              <text:list-item>
                <text:p text:style-name="P22"><text:span text:style-name="Source_20_Text"><text:span text:style-name="T41">APP_KEY:</text:span></text:span></text:p>
              </text:list-item>
              <text:list-item>
                <text:p text:style-name="P22"><text:span text:style-name="Source_20_Text"><text:span text:style-name="T41">APP_URL:</text:span></text:span></text:p>
              </text:list-item>
            </text:list>
            <text:p text:style-name="P21"><text:span text:style-name="Source_20_Text"><text:span text:style-name="T41"/></text:span></text:p>
          </table:table-cell>
        </table:table-row>
      </table:table>
      <text:p text:style-name="P12"><text:span text:style-name="Source_20_Text"><text:span text:style-name="T40"/></text:span></text:p>
      <text:p text:style-name="P12"><text:soft-page-break/><text:span text:style-name="Source_20_Text"><text:span text:style-name="T44">3.2.- </text:span></text:span><text:span text:style-name="Source_20_Text"><text:span text:style-name="T43">Quins valors podem especificar per a la </text:span></text:span><text:span text:style-name="Source_20_Text"><text:span text:style-name="T45">variable</text:span></text:span><text:span text:style-name="Source_20_Text"><text:span text:style-name="T43"> APP_ENV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text:continue-list="list165910426228846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45">3.</text:span></text:span><text:span text:style-name="Source_20_Text"><text:span text:style-name="T44">3.- </text:span></text:span><text:span text:style-name="Source_20_Text"><text:span text:style-name="T45">Quina funcionalitat ens proporcionen </text:span></text:span><text:span text:style-name="Source_20_Text"><text:span text:style-name="T46">els fitxers .env</text:span></text:span><text:span text:style-name="Source_20_Text"><text:span text:style-name="T43">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1.- </text:span></text:span><text:span text:style-name="Source_20_Text"><text:span text:style-name="T17">instal·la </text:span></text:span><text:span text:style-name="Source_20_Text"><text:span text:style-name="T23">C</text:span></text:span><text:span text:style-name="Source_20_Text"><text:span text:style-name="T17">omposer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2.-</text:span></text:span><text:span text:style-name="Source_20_Text"><text:span text:style-name="T17"> </text:span></text:span><text:span text:style-name="Source_20_Text"><text:span text:style-name="T20">I</text:span></text:span><text:span text:style-name="Source_20_Text"><text:span text:style-name="T17">nstal·lar les dependències del framework </text:span></text:span><text:span text:style-name="Source_20_Text"><text:span text:style-name="T23">L</text:span></text:span><text:span text:style-name="Source_20_Text"><text:span text:style-name="T17">aravel.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3.- D</text:span></text:span><text:span text:style-name="Source_20_Text"><text:span text:style-name="T17">esplega el </text:span></text:span><text:a xlink:type="simple" xlink:href="https://github.com/laravel/quickstart-basic" text:style-name="Internet_20_link" text:visited-style-name="Visited_20_Internet_20_Link"><text:span text:style-name="Source_20_Text"><text:span text:style-name="T56">següent projecte</text:span></text:span></text:a><text:span text:style-name="Source_20_Text"><text:span text:style-name="T17"> tenint en compte les següents </text:span></text:span><text:span text:style-name="Source_20_Text"><text:span text:style-name="T30">especificacions </text:span></text:span><text:span text:style-name="Source_20_Text"><text:span text:style-name="T31">(com a alternativa a aquest projecte, pot desplegar un projecte </text:span></text:span><text:span text:style-name="Source_20_Text"><text:span text:style-name="T32">L</text:span></text:span><text:span text:style-name="Source_20_Text"><text:span text:style-name="T31">aravel realitzat en el mòdul de PWES)</text:span></text:span><text:span text:style-name="Source_20_Text"><text:span text:style-name="T17">.</text:span></text:span></text:p>
      <text:p text:style-name="P15"><text:span text:style-name="Source_20_Text"><text:span text:style-name="T17">Entorn: </text:span></text:span><text:span text:style-name="Source_20_Text"><text:span text:style-name="T10">development</text:span></text:span></text:p>
      <text:p text:style-name="P15"><text:span text:style-name="Source_20_Text"><text:span text:style-name="T18">Nom de </text:span></text:span><text:span text:style-name="Source_20_Text"><text:span text:style-name="T17">dominio: </text:span></text:span><text:span text:style-name="Source_20_Text"><text:span text:style-name="T10">dev.</text:span></text:span><text:span text:style-name="Source_20_Text"><text:span text:style-name="T11">todo</text:span></text:span><text:span text:style-name="Source_20_Text"><text:span text:style-name="T10">.</text:span></text:span><text:span text:style-name="Source_20_Text"><text:span text:style-name="T14">cipfpbatoi</text:span></text:span><text:span text:style-name="Source_20_Text"><text:span text:style-name="T10">.es</text:span></text:span></text:p>
      <text:p text:style-name="P17"><text:span text:style-name="Source_20_Text"><text:span text:style-name="T17">Directori de desplegament: </text:span></text:span><text:span text:style-name="Source_20_Text"><text:span text:style-name="T10">/var/www/002-</text:span></text:span><text:span text:style-name="Source_20_Text"><text:span text:style-name="T11">es</text:span></text:span><text:span text:style-name="Source_20_Text"><text:span text:style-name="T10">-</text:span></text:span><text:span text:style-name="Source_20_Text"><text:span text:style-name="T14">cipfpbatoi</text:span></text:span><text:span text:style-name="Source_20_Text"><text:span text:style-name="T10">-</text:span></text:span><text:span text:style-name="Source_20_Text"><text:span text:style-name="T11">todo</text:span></text:span><text:span text:style-name="Source_20_Text"><text:span text:style-name="T10">-dev/html</text:span></text:span></text:p>
      <text:p text:style-name="P15"><text:span text:style-name="Source_20_Text"><text:span text:style-name="T19">U</text:span></text:span><text:span text:style-name="Source_20_Text"><text:span text:style-name="T17">suari de</text:span></text:span><text:span text:style-name="Source_20_Text"><text:span text:style-name="T18">l SO per al</text:span></text:span><text:span text:style-name="Source_20_Text"><text:span text:style-name="T17"> desplegament </text:span></text:span><text:span text:style-name="Source_20_Text"><text:span text:style-name="T18">de l'aplicació</text:span></text:span><text:span text:style-name="Source_20_Text"><text:span text:style-name="T17">: </text:span></text:span><text:span text:style-name="Source_20_Text"><text:span text:style-name="T10">dev-ddaw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10"/></text:span></text:p>
      <text:p text:style-name="P12"><text:span text:style-name="Source_20_Text"><text:span text:style-name="T20">4.4.- </text:span></text:span><text:span text:style-name="Source_20_Text"><text:span text:style-name="T17"><text:s/></text:span></text:span><text:span text:style-name="Source_20_Text"><text:span text:style-name="T20">Crea </text:span></text:span><text:span text:style-name="Source_20_Text"><text:span text:style-name="T17">un usuari </text:span></text:span><text:span text:style-name="Source_20_Text"><text:span text:style-name="T18">específic </text:span></text:span><text:span text:style-name="Source_20_Text"><text:span text:style-name="T17">de la base de dades amb permisos DML i DDL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5.- </text:span></text:span><text:span text:style-name="Source_20_Text"><text:span text:style-name="T17">Du a terme l'optimització </text:span></text:span><text:span text:style-name="Source_20_Text"><text:span text:style-name="T18">indicada en el punt 3.2 per a la </text:span></text:span><text:span text:style-name="Source_20_Text"><text:span text:style-name="T17">càrrega de </text:span></text:span><text:soft-page-break/><text:span text:style-name="Source_20_Text"><text:span text:style-name="T17">dependències de l'aplicació </text:span></text:span><text:span text:style-name="Source_20_Text"><text:span text:style-name="T18">amb </text:span></text:span><text:span text:style-name="Source_20_Text"><text:span text:style-name="T23">C</text:span></text:span><text:span text:style-name="Source_20_Text"><text:span text:style-name="T18">omposer.</text:span></text:span><text:span text:style-name="Source_20_Text"><text:span text:style-name="T17"> 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10"/></text:span></text:p>
      <text:p text:style-name="P12"><text:span text:style-name="Source_20_Text"><text:span text:style-name="T20">4.6.- </text:span></text:span><text:span text:style-name="Source_20_Text"><text:span text:style-name="T17">Què conté el fitxer </text:span></text:span><text:span text:style-name="Source_20_Text"><text:span text:style-name="T33">vendor/composer/autolo</text:span></text:span><text:span text:style-name="Source_20_Text"><text:span text:style-name="T34">ad</text:span></text:span><text:span text:style-name="Source_20_Text"><text:span text:style-name="T33">_classmap.php</text:span></text:span><text:span text:style-name="Source_20_Text"><text:span text:style-name="T17">?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0"><text:span text:style-name="Source_20_Text"><text:span text:style-name="T17"/></text:span></text:p>
      <text:p text:style-name="P9">5.- Bibliografia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9"><text:bookmark text:name="__RefHeading___Toc16418_4361154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rial" style:family="paragraph" style:parent-style-name="Header">
      <style:paragraph-properties fo:line-height="150%" fo:text-align="start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fe0567"/>
    </style:style>
    <style:style style:name="MT2" style:family="text">
      <style:text-properties officeooo:rsid="0091287f"/>
    </style:style>
    <style:style style:name="MT3" style:family="text">
      <style:text-properties officeooo:rsid="00248ae3"/>
    </style:style>
    <style:style style:name="MT4" style:family="text">
      <style:text-properties fo:font-weight="normal" officeooo:rsid="00fe0567" style:font-weight-asian="normal" style:font-weight-complex="normal"/>
    </style:style>
    <style:style style:name="MT5" style:family="text">
      <style:text-properties fo:font-weight="bold" officeooo:rsid="00192736" style:font-weight-asian="bold" style:font-weight-complex="bold"/>
    </style:style>
    <style:style style:name="MT6" style:family="text">
      <style:text-properties fo:font-weight="bold" officeooo:rsid="00248ae3" style:font-weight-asian="bold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4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UD04</text:span> – <text:span text:style-name="MT1">Servidors d’aplicacions</text:span></text:p>
      </style:header>
      <style:footer>
        <text:p text:style-name="MP3"><text:page-number text:select-page="current">5</text:page-number><text:tab/><text:tab/><text:span text:style-name="MT2">Desplegament d'aplicacions web</text:span><text:span text:style-name="MT3"> - </text:span><text:span text:style-name="MT4">2on</text:span><text:span text:style-name="MT5"> DA</text:span><text:span text:style-name="MT6">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1-25T16:59:09.891254950</dc:date>
    <meta:editing-duration>P1DT1H7M11S</meta:editing-duration>
    <meta:editing-cycles>167</meta:editing-cycles>
    <meta:generator>LibreOffice/24.2.5.2$Linux_X86_64 LibreOffice_project/420$Build-2</meta:generator>
    <meta:document-statistic meta:table-count="14" meta:image-count="1" meta:object-count="0" meta:page-count="5" meta:paragraph-count="63" meta:word-count="429" meta:character-count="2791" meta:non-whitespace-character-count="2429"/>
  </office:meta>
</office:document-meta>
</file>